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887" officeooo:paragraph-rsid="000bf88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de529"/>
    </style:style>
    <style:style style:name="T4" style:family="text">
      <style:text-properties officeooo:rsid="000f7a77"/>
    </style:style>
    <style:style style:name="T5" style:family="text">
      <style:text-properties officeooo:rsid="00100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<text:span text:style-name="T1">th</text:span> <text:s/>May, 2017</text:p>
      <text:p text:style-name="P1"/>
      <text:p text:style-name="P1">Dr.Arpita Sinha,</text:p>
      <text:p text:style-name="P1">Systems And Control Engineering Department,</text:p>
      <text:p text:style-name="P1">Indian Institute of Technology,Bombay,</text:p>
      <text:p text:style-name="P1">Powai,Maharashtra-400076</text:p>
      <text:p text:style-name="P1"/>
      <text:p text:style-name="P1">Dean Academic,</text:p>
      <text:p text:style-name="P1">National Institute of Technology,Karnataka,</text:p>
      <text:p text:style-name="P1">Srinivasnagar,Surathkal,</text:p>
      <text:p text:style-name="P1">Mangaluru,Karnataka -575025</text:p>
      <text:p text:style-name="P1"/>
      <text:p text:style-name="P1"/>
      <text:p text:style-name="P1">Dear Sir,</text:p>
      <text:p text:style-name="P1">Subject: Internship For Shashank Rao M</text:p>
      <text:p text:style-name="P1"/>
      <text:p text:style-name="P1">Mr. Shashank Rao M , a 2<text:span text:style-name="T1">nd</text:span> year B.Tech , Mechanical Engineering student from your college will be working on a project in the Systems and Control Engineering Department under my guidance</text:p>
      <text:p text:style-name="P1">from 15<text:span text:style-name="T1">th</text:span> May onwards.</text:p>
      <text:p text:style-name="P1"/>
      <text:p text:style-name="P1">Kindly issue him the necessary documents for completing the formalities for his internship here, at IIT Bombay.</text:p>
      <text:p text:style-name="P1"/>
      <text:p text:style-name="P1">Thank you,</text:p>
      <text:p text:style-name="P1"/>
      <text:p text:style-name="P1"/>
      <text:p text:style-name="P1"/>
      <text:p text:style-name="P1">(Dr. Arpita Sinh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7:58:23.636698178</meta:creation-date>
    <dc:date>2017-05-16T18:09:24.886249793</dc:date>
    <meta:editing-duration>PT1M5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90" meta:character-count="638" meta:non-whitespace-character-count="563"/>
  </office:meta>
</office:document-meta>
</file>